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106692" officeooo:paragraph-rsid="00106692"/>
    </style:style>
    <style:style style:name="P2" style:family="paragraph" style:parent-style-name="Standard">
      <style:text-properties officeooo:rsid="00106692" officeooo:paragraph-rsid="00106692"/>
    </style:style>
    <style:style style:name="P3" style:family="paragraph" style:parent-style-name="Standard">
      <style:text-properties officeooo:rsid="00106692" officeooo:paragraph-rsid="00131628"/>
    </style:style>
    <style:style style:name="P4" style:family="paragraph" style:parent-style-name="Standard">
      <style:text-properties officeooo:rsid="00131628" officeooo:paragraph-rsid="00131628"/>
    </style:style>
    <style:style style:name="P5" style:family="paragraph" style:parent-style-name="Standard">
      <style:text-properties officeooo:rsid="0014f81d" officeooo:paragraph-rsid="0014f81d"/>
    </style:style>
    <style:style style:name="T1" style:family="text">
      <style:text-properties fo:font-variant="normal" fo:text-transform="none" fo:color="#0000ee" style:text-line-through-style="none" style:text-line-through-type="none" style:font-name="courier" fo:font-size="9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nal overall block coverage percentage: 47%</text:p>
      <text:p text:style-name="P2"/>
      <text:p text:style-name="P2">In order to raise the overall block coverage to 65%, the additional number of blocks needed would be 13,028.</text:p>
      <text:p text:style-name="P2"/>
      <text:p text:style-name="P2">The packages that require enhanced tests are:</text:p>
      <text:p text:style-name="P2"/>
      <text:p text:style-name="P2"><text:a xlink:type="simple" xlink:href="http://_files/0.html"><text:span text:style-name="T1">net.fortuna.ical4j.transform</text:span></text:a></text:p>
      <text:p text:style-name="P2"><text:a xlink:type="simple" xlink:href="http://_files/1.html"><text:span text:style-name="T1">net.fortuna.ical4j.model.property</text:span></text:a></text:p>
      <text:p text:style-name="P2"><text:a xlink:type="simple" xlink:href="http://_files/2.html"><text:span text:style-name="T1">net.fortuna.ical4j.model.parameter</text:span></text:a></text:p>
      <text:p text:style-name="P2"><text:a xlink:type="simple" xlink:href="http://_files/3.html"><text:span text:style-name="T1">net.fortuna.ical4j.model.component</text:span></text:a></text:p>
      <text:p text:style-name="P2"/>
      <text:p text:style-name="P4">The package with the least amount of coverage is:</text:p>
      <text:p text:style-name="P3"><text:a xlink:type="simple" xlink:href="http://_files/2.html"><text:span text:style-name="T1">net.fortuna.ical4j.model.parameter</text:span></text:a></text:p>
      <text:p text:style-name="Text_20_body"/>
      <text:p text:style-name="P5">I did not ration my time properly on this assignment, so by the time I got around to improving the test coverage, I did not have enough time to complete it before the submission deadline. <text:s/>I did look at the code however, and realized that in many classes, there were a great deal of blocks that were not covered, that would not have been difficult to cover. <text:s/>Many of them were simply various constructors. <text:s/>I also noted that in order to increase the coverage amount by any significant percentage, I would need to cover thousands more blocks of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" svg:font-family="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6692" officeooo:paragraph-rsid="0010669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471<text:tab/>HW4<text:tab/>Aaron Woo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4:27:24.160257962</meta:creation-date>
    <dc:date>2014-12-14T23:16:49.768509097</dc:date>
    <meta:editing-duration>PT2M2S</meta:editing-duration>
    <meta:editing-cycles>3</meta:editing-cycles>
    <meta:generator>LibreOffice/4.2.7.2$Linux_X86_64 LibreOffice_project/420$Build-2</meta:generator>
    <meta:document-statistic meta:table-count="0" meta:image-count="0" meta:object-count="0" meta:page-count="1" meta:paragraph-count="11" meta:word-count="149" meta:character-count="982" meta:non-whitespace-character-count="841"/>
  </office:meta>
</office:document-meta>
</file>